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RRERO NORIEGA CHRISTIA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758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5415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ERO NORIEGA CHRISTIAM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0675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65415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06758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2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090028</text:p>
          </table:table-cell>
          <table:table-cell table:style-name="Tabla2.D3" office:value-type="string">
            <text:p text:style-name="P23">2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22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